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<text:a xlink:href="javascript:vNote('//%2A&amp;-5N&amp;%3C%22Label%22&amp;catid=36970114&amp;tabid=3&amp;colid=1')" xlink:type="simple">Name</text:a></text:p>
          </table:table-cell>
          <table:table-cell table:style-name="ce1" office:value-type="string" calcext:value-type="string">
            <text:p>Teff</text:p>
          </table:table-cell>
          <table:table-cell table:style-name="ce4" office:value-type="string" calcext:value-type="string">
            <text:p><text:a xlink:href="javascript:vNote('//%2A&amp;-5N&amp;%3C%22Label%22&amp;catid=36970114&amp;tabid=3&amp;colid=3')" xlink:type="simple">logL</text:a></text:p>
          </table:table-cell>
          <table:table-cell table:style-name="ce1" office:value-type="string" calcext:value-type="string">
            <text:p><text:a xlink:href="javascript:vNote('//%2A&amp;-5N&amp;%3C%22Label%22&amp;catid=36970114&amp;tabid=3&amp;colid=9')" xlink:type="simple">Ref</text:a>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office:value-type="float" office:value="36900" calcext:value-type="float">
            <text:p>36900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38200" calcext:value-type="float">
            <text:p>3820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1</text:p>
          </table:table-cell>
          <table:table-cell office:value-type="float" office:value="35500" calcext:value-type="float">
            <text:p>355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2</text:p>
          </table:table-cell>
          <table:table-cell office:value-type="float" office:value="35400" calcext:value-type="float">
            <text:p>3540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3</text:p>
          </table:table-cell>
          <table:table-cell office:value-type="float" office:value="35400" calcext:value-type="float">
            <text:p>3540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6</text:p>
          </table:table-cell>
          <table:table-cell office:value-type="float" office:value="39600" calcext:value-type="float">
            <text:p>3960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8</text:p>
          </table:table-cell>
          <table:table-cell office:value-type="float" office:value="39600" calcext:value-type="float">
            <text:p>39600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29</text:p>
          </table:table-cell>
          <table:table-cell office:value-type="float" office:value="35300" calcext:value-type="float">
            <text:p>35300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32</text:p>
          </table:table-cell>
          <table:table-cell office:value-type="float" office:value="40500" calcext:value-type="float">
            <text:p>4050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float" office:value="39600" calcext:value-type="float">
            <text:p>3960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34</text:p>
          </table:table-cell>
          <table:table-cell office:value-type="float" office:value="39600" calcext:value-type="float">
            <text:p>3960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35</text:p>
          </table:table-cell>
          <table:table-cell office:value-type="float" office:value="33500" calcext:value-type="float">
            <text:p>3350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>
          <table:table-cell office:value-type="string" calcext:value-type="string">
            <text:p>F40</text:p>
          </table:table-cell>
          <table:table-cell office:value-type="float" office:value="39500" calcext:value-type="float">
            <text:p>39500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2008A&amp;A...478..219M</text:p>
          </table:table-cell>
        </table:table-row>
        <table:table-row table:style-name="ro1" table:number-rows-repeated="5"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19:03.446551820</meta:creation-date>
    <dc:date>2025-08-11T17:26:16.204031902</dc:date>
    <meta:editing-duration>PT7M15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